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marker-end="Arrow_20_concav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564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3.69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814cm" fo:min-width="2.421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5pt" fo:background-color="transparen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/>
    </style:style>
    <style:style style:name="T1" style:family="text">
      <style:text-properties fo:color="#ffffff" fo:font-size="15pt" fo:background-color="transparen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cm" svg:height="3.5cm" svg:x="13.399cm" svg:y="8.7cm">
          <text:p text:style-name="P1"><text:span text:style-name="T1">Thin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1cm" svg:x="3cm" svg:y="7cm">
          <text:p text:style-name="P1"><text:span text:style-name="T1">S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cm" svg:height="1cm" svg:x="3cm" svg:y="11.287cm">
          <text:p text:style-name="P1"><text:span text:style-name="T1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line-skew="-0.927cm" svg:x1="4.5cm" svg:y1="7cm" svg:x2="15.899cm" svg:y2="7cm" draw:start-shape="id1" draw:start-glue-point="0" draw:end-shape="id2" draw:end-glue-point="0" svg:d="M4500 7000v-1428h11399v1428" svg:viewBox="0 0 11400 1429">
          <text:p/>
        </draw:connector>
        <draw:connector draw:style-name="gr4" draw:text-style-name="P2" draw:layer="layout" svg:x1="7.985cm" svg:y1="13.311cm" svg:x2="4.5cm" svg:y2="12.287cm" draw:start-shape="id3" draw:start-glue-point="3" draw:end-shape="id4" draw:end-glue-point="2" svg:d="M7985 13311h-3485v-1024" svg:viewBox="0 0 3486 1025">
          <text:p/>
        </draw:connector>
        <draw:custom-shape draw:style-name="gr5" draw:text-style-name="P1" xml:id="id6" draw:id="id6" draw:layer="layout" svg:width="5cm" svg:height="1cm" svg:x="13.399cm" svg:y="12.811cm">
          <text:p text:style-name="P1"><text:span text:style-name="T1">Feed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7" draw:id="id7" draw:layer="layout" svg:width="3cm" svg:height="2cm" svg:x="8.517cm" svg:y="9.45cm">
          <text:p text:style-name="P1"><text:span text:style-name="T1">Logical</text:span></text:p>
          <text:p text:style-name="P1"><text:span text:style-name="T1">D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4.064cm" svg:height="1cm" svg:x="7.985cm" svg:y="12.811cm">
          <text:p text:style-name="P1"><text:span text:style-name="T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5cm" svg:height="1cm" svg:x="13.399cm" svg:y="7cm">
          <text:p text:style-name="P1"><text:span text:style-name="T1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5.899cm" svg:y1="8cm" svg:x2="15.899cm" svg:y2="8.7cm" draw:start-shape="id2" draw:start-glue-point="2" draw:end-shape="id5" draw:end-glue-point="0" svg:d="M15899 8000v700" svg:viewBox="0 0 1 701">
          <text:p/>
        </draw:connector>
        <draw:connector draw:style-name="gr4" draw:text-style-name="P2" draw:layer="layout" svg:x1="15.899cm" svg:y1="12.2cm" svg:x2="15.899cm" svg:y2="12.811cm" draw:start-shape="id5" draw:start-glue-point="2" draw:end-shape="id6" draw:end-glue-point="0" svg:d="M15899 12200v611" svg:viewBox="0 0 1 612">
          <text:p/>
        </draw:connector>
        <draw:connector draw:style-name="gr8" draw:text-style-name="P2" draw:layer="layout" draw:line-skew="0.404cm 7.025cm -0.419cm" svg:x1="15.899cm" svg:y1="13.811cm" svg:x2="15.899cm" svg:y2="7cm" draw:start-shape="id6" draw:start-glue-point="2" draw:end-shape="id2" draw:end-glue-point="0" svg:d="M15899 13811v905h4024v-8636h-4024v920" svg:viewBox="0 0 4025 8637">
          <text:p/>
        </draw:connector>
        <draw:connector draw:style-name="gr4" draw:text-style-name="P2" draw:layer="layout" svg:x1="13.399cm" svg:y1="10.45cm" svg:x2="11.517cm" svg:y2="10.45cm" draw:start-shape="id5" draw:start-glue-point="3" draw:end-shape="id7" draw:end-glue-point="1" svg:d="M13399 10450h-1882" svg:viewBox="0 0 1883 1">
          <text:p/>
        </draw:connector>
        <draw:connector draw:style-name="gr4" draw:text-style-name="P2" draw:layer="layout" svg:x1="10.017cm" svg:y1="11.45cm" svg:x2="10.017cm" svg:y2="12.811cm" draw:start-shape="id7" draw:start-glue-point="2" draw:end-shape="id3" svg:d="M10017 11450v1361" svg:viewBox="0 0 1 1362">
          <text:p/>
        </draw:connector>
        <draw:connector draw:style-name="gr4" draw:text-style-name="P2" draw:layer="layout" svg:x1="10.017cm" svg:y1="9.45cm" svg:x2="13.399cm" svg:y2="7.5cm" draw:start-shape="id7" draw:start-glue-point="0" draw:end-shape="id2" draw:end-glue-point="3" svg:d="M10017 9450v-1950h3382" svg:viewBox="0 0 3383 1951">
          <text:p/>
        </draw:connector>
        <draw:connector draw:style-name="gr4" draw:text-style-name="P2" draw:layer="layout" svg:x1="13.399cm" svg:y1="10.45cm" svg:x2="12.049cm" svg:y2="13.311cm" draw:start-shape="id5" draw:start-glue-point="3" draw:end-shape="id3" draw:end-glue-point="1" svg:d="M13399 10450h-675v2861h-675" svg:viewBox="0 0 1351 2862">
          <text:p/>
        </draw:connector>
      </draw:page>
      <draw:page draw:name="page2" draw:style-name="dp1" draw:master-page-name="Default">
        <draw:custom-shape draw:style-name="gr9" draw:text-style-name="P3" draw:layer="layout" svg:width="4.191cm" svg:height="1.905cm" svg:x="6.969cm" svg:y="8.747cm">
          <text:p text:style-name="P3"><text:span text:style-name="T2">Brai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191cm" svg:height="1.905cm" svg:x="6.969cm" svg:y="10.906cm">
          <text:p text:style-name="P3"><text:span text:style-name="T2">Lay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921cm" svg:height="4.064cm" svg:x="11.414cm" svg:y="8.747cm">
          <text:p text:style-name="P3"><text:span text:style-name="T2">Initializ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921cm" svg:height="4.064cm" svg:x="3.794cm" svg:y="8.747cm">
          <text:p text:style-name="P3"><text:span text:style-name="T2">Serializ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28T18:49:11.569760279</meta:creation-date>
    <dc:date>2020-10-15T16:17:09.285864674</dc:date>
    <meta:editing-duration>PT6H28M46S</meta:editing-duration>
    <meta:editing-cycles>8</meta:editing-cycles>
    <meta:generator>LibreOffice/6.3.5.2$Linux_X86_64 LibreOffice_project/30$Build-2</meta:generator>
    <meta:document-statistic meta:object-count="20"/>
  </office:meta>
</office:document-meta>
</file>